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83in" style:contextual-spacing="false">
        <style:tab-stops>
          <style:tab-stop style:position="1.2602in"/>
          <style:tab-stop style:position="2.7602in"/>
          <style:tab-stop style:position="4.25in"/>
        </style:tab-stops>
      </style:paragraph-properties>
      <style:text-properties officeooo:rsid="00115e32" officeooo:paragraph-rsid="00115e32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officeooo:rsid="001396c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Vorm1" draw:style-name="gr2" draw:text-style-name="P4" svg:x1="-0.0492in" svg:y1="-0.0244in" svg:x2="-0.0492in" svg:y2="1.0902in"><text:p/></draw:line><draw:line text:anchor-type="paragraph" draw:z-index="2" draw:name="Vorm3" draw:style-name="gr2" draw:text-style-name="P4" svg:x1="-0.0492in" svg:y1="-0.0244in" svg:x2="5.5236in" svg:y2="-0.0244in"><text:p/></draw:line><draw:line text:anchor-type="paragraph" draw:z-index="3" draw:name="Vorm1" draw:style-name="gr1" draw:text-style-name="P3" svg:x1="5.5236in" svg:y1="-0.0244in" svg:x2="5.5236in" svg:y2="1.0902in"><text:p/></draw:line><draw:line text:anchor-type="paragraph" draw:z-index="7" draw:name="Vorm1" draw:style-name="gr2" draw:text-style-name="P4" svg:x1="1.2008in" svg:y1="-0.0291in" svg:x2="1.2008in" svg:y2="1.0854in"><text:p/></draw:line><draw:line text:anchor-type="paragraph" draw:z-index="8" draw:name="Vorm1" draw:style-name="gr1" draw:text-style-name="P3" svg:x1="2.6902in" svg:y1="-0.0291in" svg:x2="2.6902in" svg:y2="1.0854in"><text:p/></draw:line><draw:line text:anchor-type="paragraph" draw:z-index="9" draw:name="Vorm1" draw:style-name="gr1" draw:text-style-name="P2" svg:x1="4.1484in" svg:y1="-0.0244in" svg:x2="4.1484in" svg:y2="1.0909in"><text:p/></draw:line><text:s text:c="3"/>Header 1<text:tab/><text:tab/>Header 2<text:tab/><text:tab/>Header 3<text:tab/><text:tab/>Header 4</text:p>
      <text:p text:style-name="P1"><draw:line text:anchor-type="paragraph" draw:z-index="6" draw:name="Vorm2" draw:style-name="gr1" draw:text-style-name="P3" svg:x1="-0.0492in" svg:y1="-0.0071in" svg:x2="5.5236in" svg:y2="-0.0024in"><text:p/></draw:line>Cell 1<text:tab/>Cell 2<text:tab/>Cell 3<text:tab/>Cell 4</text:p>
      <text:p text:style-name="P1"><draw:line text:anchor-type="paragraph" draw:z-index="5" draw:name="Vorm2" draw:style-name="gr2" draw:text-style-name="P4" svg:x1="-0.0492in" svg:y1="-0.0382in" svg:x2="5.5236in" svg:y2="-0.0335in"><text:p/></draw:line>Cell 5<text:tab/>Cell 6<text:tab/>Cell 7<text:tab/>Cell 8</text:p>
      <text:p text:style-name="P1"><draw:line text:anchor-type="paragraph" draw:z-index="1" draw:name="Vorm2" draw:style-name="gr3" draw:text-style-name="P4" svg:x1="-0.0492in" svg:y1="0.2752in" svg:x2="5.5236in" svg:y2="0.2799in"><text:p/></draw:line><draw:line text:anchor-type="paragraph" draw:z-index="4" draw:name="Vorm2" draw:style-name="gr1" draw:text-style-name="P3" svg:x1="-0.0492in" svg:y1="-0.0374in" svg:x2="5.5236in" svg:y2="-0.0327in"><text:p/></draw:line>Cell 9<text:tab/>Cell 10<text:tab/>Cell 11<text:tab/>Cell 12</text:p>
      <text:p text:style-name="P1"/>
      <text:p text:style-name="P1"><text:tab/><text:span text:style-name="T1">The previous tab should not trigger the chec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6</meta:editing-cycles>
    <meta:editing-duration>PT19M4S</meta:editing-duration>
    <dc:title>Document met titel</dc:title>
    <dc:date>2022-10-24T14:10:13.820207359</dc:date>
    <meta:generator>LibreOfficeDev/7.5.0.0.alpha0$Linux_X86_64 LibreOffice_project/563f0ec5c3a4e75feaa3d29baef4127f22406507</meta:generator>
    <meta:document-statistic meta:table-count="0" meta:image-count="0" meta:object-count="0" meta:page-count="1" meta:paragraph-count="5" meta:word-count="40" meta:character-count="171" meta:non-whitespace-character-count="129"/>
  </office:meta>
</office:document-meta>
</file>